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paragraph-properties fo:break-before="page"/>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Heading_20_1">
      <style:paragraph-properties fo:break-before="pag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Inhaltsverzeichnis</text:p>
          </text:index-title>
          <text:p text:style-name="P13"><text:s/>0.Prolog<text:tab/>5</text:p>
          <text:p text:style-name="P13"><text:s/>1.Büro 1: Schlemmer<text:tab/>9</text:p>
          <text:p text:style-name="P13"><text:s/>2.Büro 2: Ingeborg<text:tab/>11</text:p>
          <text:p text:style-name="P13"><text:s/>3.Büro 3: Kommission<text:tab/>13</text:p>
          <text:p text:style-name="P13"><text:s/>4.Büro 4: Hazeltine<text:tab/>16</text:p>
          <text:p text:style-name="P13"><text:s/>5.Flughafen 1: Scarlett<text:tab/>18</text:p>
        </text:index-body>
      </text:table-of-content>
      <text:p text:style-name="Standard"/>
      <text:p text:style-name="P5">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P3"/>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5"/>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2"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6">2,9 Milliarden Menschen leben auf dem Planeten.<text:line-break/><text:span text:style-name="T1">Wir wären schon weit über 3 Milliarden, hätten wir nicht so viel Kriege gehabt in den letzten 45 Jahren. Sogar zwei Weltkriege! </text:span></text:p>
      <text:p text:style-name="P6"><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6">Der Geochemiker Charles Keeling misst seit letztem Jahr auf einem hawaiianischen Vulkan den Kohlendioxid-Gehalt der Atmosphäre. Dabei fällt ihm eine stetige Zunahme auf und er stützt damit eine Theorie von 1895, demnach es durch die Nutzung fossiler Energieträger aufgrund der Industrialisierung zu einem Temperaturanstieg der Erdatmosphäre kommen könne. Svante Arrhenius, Begründer dieser Theorie und Nobelpreisträger für Chemie, wäre heute 100 Jahre alt geworden.<text:line-break/><text:span text:style-name="T1">So ein Quatsch. 1895! Das hätte man doch längst gemerkt...!</text:span></text:p>
      <text:p text:style-name="P6"><text:span text:style-name="T1">Apropos Hawaii: <text:line-break/></text:span>Hawaii <text:s/>und Alaska werden der 49. und 50. Bundesstaat der USA.</text:p>
      <text:p text:style-name="P7">[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7">[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pan text:style-name="T2">US-Vizepräsident Nixon reist in die Sowjetunion, Kreml-Chef Chruschtschow besucht die USA. <text:line-break/></text:span>Ich dachte, wir sind im kalten Krieg? Und der spitzt sich immer weiter zu?</text:p>
      <text:p text:style-name="Text_20_body"><text:soft-page-break/>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7">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ss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7">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Weltkrieg verloren, waren dann gar nicht mehr so viele Nationalisten übrig, als das Maos Kommunisten die nicht auch noch umbringen konnten. Und so setzte er dann zum “Großen Sprung” ansetzen...</text:p>
      <text:p text:style-name="P7">Irgendwie habe ich das Gefühl, dass die Deutschen immer die Finger mit im Spiel haben, aber nie <text:soft-page-break/>zu ihren Gunsten... und auch niemals zu irgendjemandes Gunsten.</text:p>
      <text:p text:style-name="P7"/>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text:soft-page-break/>bis er fast 100 wird. <text:s/></text:p>
      <text:p text:style-name="P8">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i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o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on!</text:p>
      <text:p text:style-name="Text_20_body">[Fritz sprinted an ihm vorbei auf den Rand der Bühne und hält eine weitere Tür auf. MacNamara geht wieder an ihm vorbei]</text:p>
      <text:p text:style-name="Text_20_body">MacNAMARA [etwas genervt]: Danke scho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stehen<text:line-break/>jedes Mal stramm, wenn ich in die Büro gehe.</text:p>
      <text:p text:style-name="Text_20_body">SCHLEMMER: Ich weiß. Ich habe strenge Anweisungen gegeben.</text:p>
      <text:p text:style-name="Text_20_body">MacNAMARA: Kriegen sie das nicht in ihre preußischen Schädel? Sie leben in einer Demokratie<text:line-break/>jetzt.</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uro des Bu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MacNAMARA: Weiter. Ich erwarte die russische Handelskommission um elf Uhr dreißig. Wenn sie<text:line-break/>hier sind, sollen sie direkt herein.</text:p>
      <text:p text:style-name="Text_20_body"><text:soft-page-break/>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All right, so I'm spoiling him. Big deal!...Don't worry, the car will be there at fiv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INGEBORG: Deine Frau macht eine Reise?</text:p>
      <text:p text:style-name="Text_20_body">MacNAMARA: Ja, endlich! Mit die Kinder.</text:p>
      <text:p text:style-name="Text_20_body">INGEBORG: Ach so.</text:p>
      <text:p text:style-name="Text_20_body"><text:soft-page-break/>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hart. Das ist gut?</text:p>
      <text:p text:style-name="Text_20_body">INGEBORG: Das ist sehr gut.</text:p>
      <text:p text:style-name="Text_20_body">MacNAMARA: Als erstes werden aufbürsten den Umlaut.</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o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es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in ein geheimes Labor in Swerdlowsk geflogen. Beim Versuch, die Inhaltsstoffe zu analysieren, sind vier Dutzend eurer Top-Chemiker durchgedreht. Stimmt’s?<text:line-break/><text:soft-page-break/>BORODENKO: Kein Kommentar.</text:p>
      <text:p text:style-name="Text_20_body">MacNAMARA: 1958 haben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Oh, sicher. Wir geben und ihr nehmt.</text:p>
      <text:p text:style-name="Text_20_body">PERIPETCHIKOFF: Was ist los – Sie vertrauen uns nicht?</text:p>
      <text:p text:style-name="Text_20_body">MacNAMARA: Kein Kommentar!</text:p>
      <text:p text:style-name="Text_20_body">PERIPETCHIKOFF: Wenn es Ihnen nichts ausmacht - wir habe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line-break/>MacNAMARA: Meine Mitarbeiter haben es mir gegeben, am zehnten Jahrestag der Berliner Luftbrücke.</text:p>
      <text:p text:style-name="Text_20_body">BORODENKO: Genossen - werden wir hier steh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PERIPETCHIKOFF: Anstelle von Dollars würden Sie akzeptieren dreiwöchige Tour des Bolschoi-Balletts?</text:p>
      <text:p text:style-name="Text_20_body">MacNAMARA: Bitte keine Kultur. Nur Bargeld.</text:p>
      <text:p text:style-name="Text_20_body"><text:soft-page-break/>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Benny Goodman.</text:p>
      <text:p text:style-name="Text_20_body">SCHLEMMER: Benny Goodman?</text:p>
      <text:p text:style-name="Text_20_body">MacNAMARA: Ich war für den gesamten Nahen Osten verantwortlich.[Zeigt auf der Karte] neun Länder, fünfzehn Abfüllanlagen, alle nach Mekka ausgerichtet. Nun, Goodman und seine Band auf Tour für das Außenministerium. Dreißigtausende Menschen kamen zum Konzert, aber Benny tat es nicht, denn sein Flugzeug wurde durch einen Sandsturm aufgehalten. Der Mob randalierte und marschierte auf die amerikanische Botschaft, aber die Polizei hat sie aufgehalten. Also brannten sie die Coca-Cola Anlage nieder. [Schlemmer schnalzt mitfühlend mit der Zunge]<text:line-break/>Du weißt es. Es gab einen großen Aufruhr in der Zentrale, und plötzlich war ich in Ungnade gefallen – nach Südamerika verbannt. Ich schleppte den Sirup über die Anden - auf Lamas - während ein Haufen Jungs mit Bürstenhaarschnitt über meinen Kopf hinweg befördert wurden.</text:p>
      <text:p text:style-name="Text_20_body">SCHLEMMER: Aber Sie sind jetzt in Berlin...</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letype?</text:p>
      <text:p text:style-name="Text_20_body"><text:soft-page-break/>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ie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Okay, Fans. Lasst sie rein. [Jeder der Franzosen wirft ein gefaltetes Stück Papier in den Hut. <text:soft-page-break/>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PHYLLIS: [to MacNamara] You better send a cable her parents and tell therm that Scarlett has checked in.</text:p>
      <text:p text:style-name="Text_20_body"><text:soft-page-break/>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2"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nicht mit den Hacken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INGEBORG: Erinnerst Du dich an die russische Handelskommission? Sie rufen mich dauernd an, sie wollen mich unbedingt.<text:line-break/><text:soft-pag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ein Teil der Bühne öffnet sich und zeigt das Büro von Hazeltine. Hazeltine telefoniert. Auf seinem Schreibtisch liegt ein halb gepackter Aktenkoffer]</text:p>
      <text:p text:style-name="Text_20_body">HASELTINE: MacNamara, what's going on there in Berlin? [picks up letter from the desk] I have a <text:soft-page-break/>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s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8">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text:soft-page-break/>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ie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text:soft-page-break/>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Dean Rusk, Dean Acheson, Dean Anybody... und wenn Sie kein Glück haben, bringen Sie mir Senator Talmadge von Georgia!...</text:p>
      <text:p text:style-name="Text_20_body">[Scarlett geht leise und unbeschwert zum Schreibtisch]</text:p>
      <text:p text:style-name="Text_20_body">... und wenn er nicht dabei ist, versuchen Sie es mit Huntley und Brinkley bei NBC …</text:p>
      <text:p text:style-name="Text_20_body">[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Das Telefon klingent, MacNamara nimmt ab]</text:p>
      <text:p text:style-name="Text_20_body">MacNAMARA: [ins Telefon] Wer? ...Chet Huntly? Okay, ich sprech mit ihm. Hello, Mr. Huntley Just wanted to tell you I've been watching your program. Keep up the good work. Bye. [knallt den Hörer auf die Gabel. Zu Scarlett]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text:soft-page-break/>MacNAMARA: Gott sei Dank!</text:p>
      <text:p text:style-name="Text_20_body">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Stückchen davon.</text:p>
      <text:p text:style-name="Text_20_body">OTTO: Reden Sie nicht so mit meiner Frau.</text:p>
      <text:p text:style-name="Text_20_body"><text:soft-page-break/>[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text:soft-page-break/>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text:soft-pag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text:soft-page-break/>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0">[Otto fährt davon und Schlemmer reibt sich die Hände]</text:p>
      <text:h text:style-name="Heading_20_1" text:outline-level="1">Brandenburger Tor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Schwanger</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any minute.</text:p>
      <text:p text:style-name="Text_20_body"><text:soft-page-break/>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3-16T01:10:37.33</dc:date>
    <dc:creator>Jirka Dell'Oro-Friedl</dc:creator>
    <meta:editing-duration>P8DT14H17M18S</meta:editing-duration>
    <meta:editing-cycles>71</meta:editing-cycles>
    <meta:generator>OpenOffice/4.1.15$Win32 OpenOffice.org_project/4115m2$Build-9813</meta:generator>
    <meta:document-statistic meta:table-count="1" meta:image-count="0" meta:object-count="1" meta:page-count="36" meta:paragraph-count="697" meta:word-count="11569" meta:character-count="741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